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0.058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5.609cm"/>
    </style:style>
    <style:style style:name="co4" style:family="table-column">
      <style:table-column-properties fo:break-before="auto" style:column-width="6.244cm"/>
    </style:style>
    <style:style style:name="co5" style:family="table-column">
      <style:table-column-properties fo:break-before="auto" style:column-width="10.021cm"/>
    </style:style>
    <style:style style:name="co6" style:family="table-column">
      <style:table-column-properties fo:break-before="auto" style:column-width="7.424cm"/>
    </style:style>
    <style:style style:name="co7" style:family="table-column">
      <style:table-column-properties fo:break-before="auto" style:column-width="6.553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98cm" fo:break-before="auto" style:use-optimal-row-height="false"/>
    </style:style>
    <style:style style:name="ro3" style:family="table-row">
      <style:table-row-properties style:row-height="0.859cm" fo:break-before="auto" style:use-optimal-row-height="true"/>
    </style:style>
    <style:style style:name="ro4" style:family="table-row">
      <style:table-row-properties style:row-height="0.841cm" fo:break-before="auto" style:use-optimal-row-height="true"/>
    </style:style>
    <style:style style:name="ro5" style:family="table-row">
      <style:table-row-properties style:row-height="1.035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style:style style:name="ce1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4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0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3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49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7" style:family="table-cell" style:parent-style-name="Default">
      <style:table-cell-properties fo:wrap-option="wrap"/>
      <style:map style:condition="cell-content()=&quot;CHK&quot;" style:apply-style-name="Accent_20_3" style:base-cell-address="'General tasks'.A1"/>
      <style:map style:condition="cell-content()=&quot;OK&quot;" style:apply-style-name="Good" style:base-cell-address="'General tasks'.A1"/>
      <style:map style:condition="cell-content()=&quot;TODO&quot;" style:apply-style-name="Bad" style:base-cell-address="'General tasks'.A1"/>
      <style:map style:condition="cell-content()=&quot;WIP&quot;" style:apply-style-name="Error" style:base-cell-address="'General tasks'.A1"/>
    </style:style>
    <style:style style:name="ce13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4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5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6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18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3" style:family="table-cell" style:parent-style-name="Default">
      <style:table-cell-properties fo:wrap-option="wrap"/>
      <style:map style:condition="cell-content()=&quot;CHK&quot;" style:apply-style-name="Accent_20_3" style:base-cell-address="'Urgent Fixes'.A1"/>
      <style:map style:condition="cell-content()=&quot;OK&quot;" style:apply-style-name="Good" style:base-cell-address="'Urgent Fixes'.A1"/>
      <style:map style:condition="cell-content()=&quot;TODO&quot;" style:apply-style-name="Bad" style:base-cell-address="'Urgent Fixes'.A1"/>
      <style:map style:condition="cell-content()=&quot;WIP&quot;" style:apply-style-name="Error" style:base-cell-address="'Urgent Fixes'.A1"/>
    </style:style>
    <style:style style:name="ce2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6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7" style:family="table-cell" style:parent-style-name="Default">
      <style:table-cell-properties fo:wrap-option="wrap"/>
      <style:text-properties fo:font-weight="normal" style:font-weight-asian="normal" style:font-weight-complex="normal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8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29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32" style:family="table-cell" style:parent-style-name="Default">
      <style:table-cell-properties fo:wrap-option="wrap"/>
      <style:map style:condition="cell-content()=&quot;CHK&quot;" style:apply-style-name="Accent_20_3" style:base-cell-address="'tests to run'.A1"/>
      <style:map style:condition="cell-content()=&quot;OK&quot;" style:apply-style-name="Good" style:base-cell-address="'tests to run'.A1"/>
      <style:map style:condition="cell-content()=&quot;TODO&quot;" style:apply-style-name="Bad" style:base-cell-address="'tests to run'.A1"/>
      <style:map style:condition="cell-content()=&quot;WIP&quot;" style:apply-style-name="Error" style:base-cell-address="'tests to run'.A1"/>
    </style:style>
    <style:style style:name="ce1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0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22" style:family="table-cell" style:parent-style-name="Default">
      <style:map style:condition="cell-content()=&quot;CHK&quot;" style:apply-style-name="Accent_20_3" style:base-cell-address="LocalDataInterface.A1"/>
      <style:map style:condition="cell-content()=&quot;OK&quot;" style:apply-style-name="Good" style:base-cell-address="LocalDataInterface.A1"/>
      <style:map style:condition="cell-content()=&quot;TODO&quot;" style:apply-style-name="Bad" style:base-cell-address="LocalDataInterface.A1"/>
      <style:map style:condition="cell-content()=&quot;WIP&quot;" style:apply-style-name="Bad" style:base-cell-address="LocalDataInterface.A1"/>
    </style:style>
    <style:style style:name="ce37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38" style:family="table-cell" style:parent-style-name="Default">
      <style:table-cell-properties fo:wrap-option="wrap"/>
      <style:text-properties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0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5" style:family="table-cell" style:parent-style-name="Default">
      <style:table-cell-properties fo:wrap-option="wrap"/>
    </style:style>
    <style:style style:name="ce43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4" style:family="table-cell" style:parent-style-name="Default">
      <style:table-cell-properties fo:background-color="#333333" fo:wrap-option="wrap"/>
      <style:text-properties fo:color="#ffffff" fo:font-weight="bold" style:font-weight-asian="bold" style:font-weight-complex="bold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5" style:family="table-cell" style:parent-style-name="Default">
      <style:table-cell-properties fo:wrap-option="wrap"/>
      <style:map style:condition="cell-content()=&quot;CHK&quot;" style:apply-style-name="Accent_20_3" style:base-cell-address="MODELS.A1"/>
      <style:map style:condition="cell-content()=&quot;OK&quot;" style:apply-style-name="Good" style:base-cell-address="MODELS.A1"/>
      <style:map style:condition="cell-content()=&quot;TODO&quot;" style:apply-style-name="Bad" style:base-cell-address="MODELS.A1"/>
      <style:map style:condition="cell-content()=&quot;WIP&quot;" style:apply-style-name="Error" style:base-cell-address="MODELS.A1"/>
    </style:style>
    <style:style style:name="ce4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41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0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0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31" style:family="table-cell" style:parent-style-name="Default">
      <style:map style:condition="cell-content()=&quot;CHK&quot;" style:apply-style-name="Accent_20_3" style:base-cell-address="DELEGATES.A1"/>
      <style:map style:condition="cell-content()=&quot;OK&quot;" style:apply-style-name="Good" style:base-cell-address="DELEGATES.A1"/>
      <style:map style:condition="cell-content()=&quot;TODO&quot;" style:apply-style-name="Bad" style:base-cell-address="DELEGATES.A1"/>
      <style:map style:condition="cell-content()=&quot;WIP&quot;" style:apply-style-name="Error" style:base-cell-address="DELEGATES.A1"/>
    </style:style>
    <style:style style:name="ce53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4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5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6" style:family="table-cell" style:parent-style-name="Default">
      <style:map style:condition="cell-content()=&quot;CHK&quot;" style:apply-style-name="Accent_20_3" style:base-cell-address="VIEWS.A1"/>
      <style:map style:condition="cell-content()=&quot;OK&quot;" style:apply-style-name="Good" style:base-cell-address="VIEWS.A1"/>
      <style:map style:condition="cell-content()=&quot;TODO&quot;" style:apply-style-name="Bad" style:base-cell-address="VIEWS.A1"/>
      <style:map style:condition="cell-content()=&quot;WIP&quot;" style:apply-style-name="Bad" style:base-cell-address="VIEWS.A1"/>
    </style:style>
    <style:style style:name="ce57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8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59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0" style:family="table-cell" style:parent-style-name="Default">
      <style:map style:condition="cell-content()=&quot;CHK&quot;" style:apply-style-name="Accent_20_3" style:base-cell-address="WIDGETS.A1"/>
      <style:map style:condition="cell-content()=&quot;OK&quot;" style:apply-style-name="Good" style:base-cell-address="WIDGETS.A1"/>
      <style:map style:condition="cell-content()=&quot;TODO&quot;" style:apply-style-name="Bad" style:base-cell-address="WIDGETS.A1"/>
      <style:map style:condition="cell-content()=&quot;WIP&quot;" style:apply-style-name="Error" style:base-cell-address="WIDGETS.A1"/>
    </style:style>
    <style:style style:name="ce61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2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3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4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5" style:family="table-cell" style:parent-style-name="Default">
      <style:map style:condition="cell-content()=&quot;CHK&quot;" style:apply-style-name="Accent_20_3" style:base-cell-address="Lists.A1"/>
      <style:map style:condition="cell-content()=&quot;OK&quot;" style:apply-style-name="Good" style:base-cell-address="Lists.A1"/>
      <style:map style:condition="cell-content()=&quot;TODO&quot;" style:apply-style-name="Bad" style:base-cell-address="Lists.A1"/>
      <style:map style:condition="cell-content()=&quot;WIP&quot;" style:apply-style-name="Error" style:base-cell-address="Lists.A1"/>
    </style:style>
    <style:style style:name="ce66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7" style:family="table-cell" style:parent-style-name="Default">
      <style:text-properties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47" style:family="table-cell" style:parent-style-name="Default">
      <style:text-properties fo:font-weight="normal" style:font-weight-asian="normal" style:font-weight-complex="normal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69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1" style:family="table-cell" style:parent-style-name="Default">
      <style:text-properties fo:font-weight="normal" style:font-weight-asian="normal" style:font-weight-complex="normal"/>
    </style:style>
    <style:style style:name="ce72" style:family="table-cell" style:parent-style-name="Default">
      <style:table-cell-properties fo:background-color="#333333"/>
      <style:text-properties fo:color="#ffffff" fo:font-weight="bold" style:font-weight-asian="bold" style:font-weight-complex="bold"/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  <style:style style:name="ce73" style:family="table-cell" style:parent-style-name="Default">
      <style:map style:condition="cell-content()=&quot;CHK&quot;" style:apply-style-name="Accent_20_3" style:base-cell-address="Objects.A1"/>
      <style:map style:condition="cell-content()=&quot;OK&quot;" style:apply-style-name="Good" style:base-cell-address="Objects.A1"/>
      <style:map style:condition="cell-content()=&quot;TODO&quot;" style:apply-style-name="Bad" style:base-cell-address="Objects.A1"/>
      <style:map style:condition="cell-content()=&quot;WIP&quot;" style:apply-style-name="Error" style:base-cell-address="Objects.A1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[$DATA.$A$1:$DATA.$A$1048576])" table:allow-empty-cell="true" table:display-list="unsorted" table:base-cell-address="'Urgent Fixes'.B1">
          <table:error-message table:message-type="stop" table:display="true"/>
        </table:content-validation>
        <table:content-validation table:name="val2" table:condition="of:cell-content-is-in-list([$DATA.$A$1:$DATA.$A$1048576])" table:allow-empty-cell="true" table:display-list="unsorted" table:base-cell-address="'General tasks'.C1">
          <table:error-message table:message-type="stop" table:display="true"/>
        </table:content-validation>
      </table:content-validations>
      <table:table table:name="General tasks" table:style-name="ta1">
        <table:table-column table:style-name="co1" table:default-cell-style-name="ce10"/>
        <table:table-column table:style-name="co2" table:default-cell-style-name="ce10"/>
        <table:table-column table:style-name="co2" table:default-cell-style-name="ce17"/>
        <table:table-column table:style-name="co3" table:default-cell-style-name="ce10"/>
        <table:table-column table:style-name="co2" table:number-columns-repeated="1020" table:default-cell-style-name="ce10"/>
        <table:table-row table:style-name="ro1">
          <table:table-cell table:style-name="ce1" office:value-type="string" calcext:value-type="string">
            <text:p>Task</text:p>
          </table:table-cell>
          <table:table-cell table:style-name="ce1" office:value-type="string" calcext:value-type="string">
            <text:p>Component</text:p>
          </table:table-cell>
          <table:table-cell table:style-name="ce5" table:content-validation-name="val1" office:value-type="string" calcext:value-type="string">
            <text:p>Status</text:p>
          </table:table-cell>
          <table:table-cell table:style-name="ce1" office:value-type="string" calcext:value-type="string">
            <text:p>Notes</text:p>
          </table:table-cell>
          <table:table-cell table:style-name="ce1" table:number-columns-repeated="1020"/>
        </table:table-row>
        <table:table-row table:style-name="ro1">
          <table:table-cell table:style-name="ce4" office:value-type="string" calcext:value-type="string">
            <text:p>Resave templateDB, check default value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office:value-type="string" calcext:value-type="string">
            <text:p>check files etc</text:p>
          </table:table-cell>
          <table:table-cell table:number-columns-repeated="1020"/>
        </table:table-row>
        <table:table-row table:style-name="ro1">
          <table:table-cell table:style-name="ce4" office:value-type="string" calcext:value-type="string">
            <text:p>Prépa Rubika : projets, users, etc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filtre tableau : pas toujours ajoutés?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improve/fix progressbar on loaddata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table:style-name="Default" office:value-type="string" calcext:value-type="string">
            <text:p>dev mode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table:style-name="Default" office:value-type="string" calcext:value-type="string">
            <text:p>sort button for all lists</text:p>
          </table:table-cell>
          <table:table-cell table:style-name="Default" office:value-type="string" calcext:value-type="string">
            <text:p>CLIENT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2">
          <table:table-cell table:style-name="Default" table:number-columns-repeated="1024"/>
        </table:table-row>
        <table:table-row table:style-name="ro3">
          <table:table-cell table:style-name="ce3" office:value-type="string" calcext:value-type="string">
            <text:p>Maya: Update et open/import: doivent pas etre des boites modales, pour faire la sélection plus facilement dans la scène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OK</text:p>
          </table:table-cell>
          <table:table-cell office:value-type="string" calcext:value-type="string">
            <text:p>won’t do, too complicated</text:p>
          </table:table-cell>
          <table:table-cell table:number-columns-repeated="1020"/>
        </table:table-row>
        <table:table-row table:style-name="ro4">
          <table:table-cell office:value-type="string" calcext:value-type="string">
            <text:p>Maya: factorize dialog to include it in dumaf (and dublast later)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apply shaders button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new dialogs</text:p>
          </table:table-cell>
          <table:table-cell office:value-type="string" calcext:value-type="string">
            <text:p>MAYA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test!</text:p>
          </table:table-cell>
          <table:table-cell table:number-columns-repeated="1020"/>
        </table:table-row>
        <table:table-row table:style-name="ro1">
          <table:table-cell table:style-name="ce49" office:value-type="string" calcext:value-type="string">
            <text:p>update help links in addon</text:p>
          </table:table-cell>
          <table:table-cell table:style-name="Default" office:value-type="string" calcext:value-type="string">
            <text:p>MAYA</text:p>
          </table:table-cell>
          <table:table-cell table:content-validation-name="val1" office:value-type="string" calcext:value-type="string">
            <text:p>TODO</text:p>
          </table:table-cell>
          <table:table-cell table:style-name="Default" table:number-columns-repeated="1021"/>
        </table:table-row>
        <table:table-row table:style-name="ro1">
          <table:table-cell table:style-name="Default" table:number-columns-repeated="1024"/>
        </table:table-row>
        <table:table-row table:style-name="ro1">
          <table:table-cell office:value-type="string" calcext:value-type="string">
            <text:p>le bouton user folder ne fonctionne pas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5">
          <table:table-cell office:value-type="string" calcext:value-type="string">
            <text:p>console en mode data crashe au sync -&gt; trop de données? ajouter une limite (enlève les premieres lignes)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office:value-type="string" calcext:value-type="string">
            <text:p>improved performance, needs testing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s possible de changer certains status après qqn d'autre</text:p>
          </table:table-cell>
          <table:table-cell office:value-type="string" calcext:value-type="string">
            <text:p>CLI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table:table-row table:style-name="ro4">
          <table:table-cell office:value-type="string" calcext:value-type="string">
            <text:p>Daemon/Script API: import formats not got? /// update not working correctly</text:p>
          </table:table-cell>
          <table:table-cell office:value-type="string" calcext:value-type="string">
            <text:p>SCRIP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1"/>
        </table:table-row>
        <table:table-row table:style-name="ro1" table:number-rows-repeated="1048556">
          <table:table-cell table:number-columns-repeated="2"/>
          <table:table-cell table:content-validation-name="val1"/>
          <table:table-cell table:number-columns-repeated="1021"/>
        </table:table-row>
        <table:table-row table:style-name="ro1">
          <table:table-cell table:number-columns-repeated="2"/>
          <table:table-cell table:content-validation-name="val1"/>
          <table:table-cell table:number-columns-repeated="1021"/>
        </table:table-row>
        <calcext:conditional-formats>
          <calcext:conditional-format calcext:target-range-address="'General tasks'.A9:'General tasks'.AMJ12 'General tasks'.A1:'General tasks'.AMJ5 'General tasks'.A15:'General tasks'.AMJ1048576 'General tasks'.C6:'General tasks'.C7 'General tasks'.C13:'General tasks'.C13">
            <calcext:condition calcext:apply-style-name="Accent 3" calcext:value="=&quot;CHK&quot;" calcext:base-cell-address="'General tasks'.A1"/>
            <calcext:condition calcext:apply-style-name="Good" calcext:value="=&quot;OK&quot;" calcext:base-cell-address="'General tasks'.A1"/>
            <calcext:condition calcext:apply-style-name="Bad" calcext:value="=&quot;TODO&quot;" calcext:base-cell-address="'General tasks'.A1"/>
            <calcext:condition calcext:apply-style-name="Error" calcext:value="=&quot;WIP&quot;" calcext:base-cell-address="'General tasks'.A1"/>
          </calcext:conditional-format>
        </calcext:conditional-formats>
      </table:table>
      <table:table table:name="Urgent Fixes" table:style-name="ta1">
        <table:table-column table:style-name="co1" table:default-cell-style-name="ce15"/>
        <table:table-column table:style-name="co2" table:default-cell-style-name="ce23"/>
        <table:table-column table:style-name="co3" table:default-cell-style-name="ce15"/>
        <table:table-column table:style-name="co2" table:number-columns-repeated="1021" table:default-cell-style-name="ce15"/>
        <table:table-row table:style-name="ro1">
          <table:table-cell table:style-name="ce13" office:value-type="string" calcext:value-type="string">
            <text:p>Task</text:p>
          </table:table-cell>
          <table:table-cell table:style-name="ce18" table:content-validation-name="val1" office:value-type="string" calcext:value-type="string">
            <text:p>Status</text:p>
          </table:table-cell>
          <table:table-cell table:style-name="ce13" office:value-type="string" calcext:value-type="string">
            <text:p>Notes</text:p>
          </table:table-cell>
          <table:table-cell table:style-name="ce13" table:number-columns-repeated="1021"/>
        </table:table-row>
        <table:table-row table:style-name="ro1">
          <table:table-cell table:style-name="ce14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6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6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16"/>
          <table:table-cell table:content-validation-name="val1"/>
          <table:table-cell table:number-columns-repeated="1022"/>
        </table:table-row>
        <table:table-row table:style-name="ro1" table:number-rows-repeated="1048560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Urgent Fixes'.A1:'Urgent Fixes'.AMJ1048576">
            <calcext:condition calcext:apply-style-name="Accent 3" calcext:value="=&quot;CHK&quot;" calcext:base-cell-address="'Urgent Fixes'.A1"/>
            <calcext:condition calcext:apply-style-name="Good" calcext:value="=&quot;OK&quot;" calcext:base-cell-address="'Urgent Fixes'.A1"/>
            <calcext:condition calcext:apply-style-name="Bad" calcext:value="=&quot;TODO&quot;" calcext:base-cell-address="'Urgent Fixes'.A1"/>
            <calcext:condition calcext:apply-style-name="Error" calcext:value="=&quot;WIP&quot;" calcext:base-cell-address="'Urgent Fixes'.A1"/>
          </calcext:conditional-format>
        </calcext:conditional-formats>
      </table:table>
      <table:table table:name="tests to run" table:style-name="ta1">
        <table:table-column table:style-name="co1" table:default-cell-style-name="ce26"/>
        <table:table-column table:style-name="co2" table:default-cell-style-name="ce32"/>
        <table:table-column table:style-name="co3" table:default-cell-style-name="ce26"/>
        <table:table-column table:style-name="co2" table:number-columns-repeated="1021" table:default-cell-style-name="ce26"/>
        <table:table-row table:style-name="ro1">
          <table:table-cell table:style-name="ce24" office:value-type="string" calcext:value-type="string">
            <text:p>Task</text:p>
          </table:table-cell>
          <table:table-cell table:style-name="ce29" table:content-validation-name="val1" office:value-type="string" calcext:value-type="string">
            <text:p>Status</text:p>
          </table:table-cell>
          <table:table-cell table:style-name="ce24" office:value-type="string" calcext:value-type="string">
            <text:p>Notes</text:p>
          </table:table-cell>
          <table:table-cell table:style-name="ce24" table:number-columns-repeated="1021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7"/>
          <table:table-cell table:content-validation-name="val1"/>
          <table:table-cell table:number-columns-repeated="1022"/>
        </table:table-row>
        <table:table-row table:style-name="ro1" table:number-rows-repeated="5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8"/>
          <table:table-cell table:content-validation-name="val1"/>
          <table:table-cell table:number-columns-repeated="1022"/>
        </table:table-row>
        <table:table-row table:style-name="ro1" table:number-rows-repeated="2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8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8"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table:table-row table:style-name="ro1">
          <table:table-cell table:style-name="ce28"/>
          <table:table-cell table:content-validation-name="val1"/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'tests to run'.A1:'tests to run'.AMJ1048576">
            <calcext:condition calcext:apply-style-name="Accent 3" calcext:value="=&quot;CHK&quot;" calcext:base-cell-address="'tests to run'.A1"/>
            <calcext:condition calcext:apply-style-name="Good" calcext:value="=&quot;OK&quot;" calcext:base-cell-address="'tests to run'.A1"/>
            <calcext:condition calcext:apply-style-name="Bad" calcext:value="=&quot;TODO&quot;" calcext:base-cell-address="'tests to run'.A1"/>
            <calcext:condition calcext:apply-style-name="Error" calcext:value="=&quot;WIP&quot;" calcext:base-cell-address="'tests to run'.A1"/>
          </calcext:conditional-format>
        </calcext:conditional-formats>
      </table:table>
      <table:table table:name="LocalDataInterface" table:style-name="ta1">
        <table:table-column table:style-name="co4" table:default-cell-style-name="ce20"/>
        <table:table-column table:style-name="co2" table:default-cell-style-name="ce22"/>
        <table:table-column table:style-name="co2" table:number-columns-repeated="1022" table:default-cell-style-name="ce20"/>
        <table:table-row table:style-name="ro1">
          <table:table-cell table:style-name="ce19" office:value-type="string" calcext:value-type="string">
            <text:p>Task</text:p>
          </table:table-cell>
          <table:table-cell table:style-name="ce21" table:content-validation-name="val2" office:value-type="string" calcext:value-type="string">
            <text:p>Status</text:p>
          </table:table-cell>
          <table:table-cell table:style-name="ce19" table:number-columns-repeated="1022"/>
        </table:table-row>
        <table:table-row table:style-name="ro1">
          <table:table-cell office:value-type="string" calcext:value-type="string">
            <text:p>insertObject emits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moveObject emit remov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estoreObject emit insert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etObjectData emit changed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getObjectData</text:p>
          </table:table-cell>
          <table:table-cell table:content-validation-name="val2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se methods above on sync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nd check other specialized methods</text:p>
          </table:table-cell>
          <table:table-cell table:content-validation-name="val2" office:value-type="string" calcext:value-type="string">
            <text:p>TODO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2"/>
          <table:table-cell table:number-columns-repeated="1022"/>
        </table:table-row>
        <table:table-row table:style-name="ro1">
          <table:table-cell/>
          <table:table-cell table:content-validation-name="val2"/>
          <table:table-cell table:number-columns-repeated="1022"/>
        </table:table-row>
        <calcext:conditional-formats>
          <calcext:conditional-format calcext:target-range-address="LocalDataInterface.A1:LocalDataInterface.AMJ1048576">
            <calcext:condition calcext:apply-style-name="Accent 3" calcext:value="=&quot;CHK&quot;" calcext:base-cell-address="LocalDataInterface.A1"/>
            <calcext:condition calcext:apply-style-name="Good" calcext:value="=&quot;OK&quot;" calcext:base-cell-address="LocalDataInterface.A1"/>
            <calcext:condition calcext:apply-style-name="Bad" calcext:value="=&quot;TODO&quot;" calcext:base-cell-address="LocalDataInterface.A1"/>
            <calcext:condition calcext:apply-style-name="Bad" calcext:value="=&quot;WIP&quot;" calcext:base-cell-address="LocalDataInterface.A1"/>
          </calcext:conditional-format>
        </calcext:conditional-formats>
      </table:table>
      <table:table table:name="MODELS" table:style-name="ta1">
        <table:table-column table:style-name="co5" table:default-cell-style-name="ce43"/>
        <table:table-column table:style-name="co2" table:default-cell-style-name="ce45"/>
        <table:table-column table:style-name="co3" table:default-cell-style-name="ce43"/>
        <table:table-column table:style-name="co2" table:number-columns-repeated="1021" table:default-cell-style-name="ce43"/>
        <table:table-row table:style-name="ro1">
          <table:table-cell table:style-name="ce37" office:value-type="string" calcext:value-type="string">
            <text:p>Task</text:p>
          </table:table-cell>
          <table:table-cell table:style-name="ce44" table:content-validation-name="val1" office:value-type="string" calcext:value-type="string">
            <text:p>Status</text:p>
          </table:table-cell>
          <table:table-cell table:style-name="ce37" office:value-type="string" calcext:value-type="string">
            <text:p>Notes</text:p>
          </table:table-cell>
          <table:table-cell table:style-name="ce37" table:number-columns-repeated="1021"/>
        </table:table-row>
        <table:table-row table:style-name="ro1">
          <table:table-cell table:style-name="ce38" office:value-type="string" calcext:value-type="string">
            <text:p>RamObject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8"/>
          <table:table-cell table:content-validation-name="val1"/>
          <table:table-cell table:number-columns-repeated="1022"/>
        </table:table-row>
        <table:table-row table:style-name="ro1">
          <table:table-cell table:style-name="ce38" office:value-type="string" calcext:value-type="string">
            <text:p>DB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RamOBject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RamItemSortFilter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RamFilterListProxy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RamScheduleTabl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38" office:value-type="string" calcext:value-type="string">
            <text:p>RamScheduleFilt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0" office:value-type="string" calcext:value-type="string">
            <text:p>TimeLineProxy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25" office:value-type="string" calcext:value-type="string">
            <text:p>statistics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4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MODELS.C8:MODELS.AMJ1048576 MODELS.A8:MODELS.B9 MODELS.A12:MODELS.B1048576 MODELS.A1:MODELS.AMJ7 MODELS.B10:MODELS.B11">
            <calcext:condition calcext:apply-style-name="Accent 3" calcext:value="=&quot;CHK&quot;" calcext:base-cell-address="MODELS.A1"/>
            <calcext:condition calcext:apply-style-name="Good" calcext:value="=&quot;OK&quot;" calcext:base-cell-address="MODELS.A1"/>
            <calcext:condition calcext:apply-style-name="Bad" calcext:value="=&quot;TODO&quot;" calcext:base-cell-address="MODELS.A1"/>
            <calcext:condition calcext:apply-style-name="Error" calcext:value="=&quot;WIP&quot;" calcext:base-cell-address="MODELS.A1"/>
          </calcext:conditional-format>
        </calcext:conditional-formats>
      </table:table>
      <table:table table:name="DELEGATES" table:style-name="ta1">
        <table:table-column table:style-name="co6" table:default-cell-style-name="ce50"/>
        <table:table-column table:style-name="co2" table:default-cell-style-name="ce31"/>
        <table:table-column table:style-name="co3" table:default-cell-style-name="ce50"/>
        <table:table-column table:style-name="co2" table:number-columns-repeated="1021" table:default-cell-style-name="ce50"/>
        <table:table-row table:style-name="ro1">
          <table:table-cell table:style-name="ce46" office:value-type="string" calcext:value-type="string">
            <text:p>Task</text:p>
          </table:table-cell>
          <table:table-cell table:style-name="ce30" table:content-validation-name="val1" office:value-type="string" calcext:value-type="string">
            <text:p>Status</text:p>
          </table:table-cell>
          <table:table-cell table:style-name="ce46" office:value-type="string" calcext:value-type="string">
            <text:p>Notes</text:p>
          </table:table-cell>
          <table:table-cell table:style-name="ce46" table:number-columns-repeated="1021"/>
        </table:table-row>
        <table:table-row table:style-name="ro1">
          <table:table-cell table:style-name="ce41" office:value-type="string" calcext:value-type="string">
            <text:p>RamObject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RamSchedule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Timeline 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1" office:value-type="string" calcext:value-type="string">
            <text:p>StepHeader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StatisticsDeleg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DELEGATES.B3:DELEGATES.AMJ1048576 DELEGATES.A3:DELEGATES.A5 DELEGATES.A7:DELEGATES.A1048576 DELEGATES.A1:DELEGATES.AMJ2">
            <calcext:condition calcext:apply-style-name="Accent 3" calcext:value="=&quot;CHK&quot;" calcext:base-cell-address="DELEGATES.A1"/>
            <calcext:condition calcext:apply-style-name="Good" calcext:value="=&quot;OK&quot;" calcext:base-cell-address="DELEGATES.A1"/>
            <calcext:condition calcext:apply-style-name="Bad" calcext:value="=&quot;TODO&quot;" calcext:base-cell-address="DELEGATES.A1"/>
            <calcext:condition calcext:apply-style-name="Error" calcext:value="=&quot;WIP&quot;" calcext:base-cell-address="DELEGATES.A1"/>
          </calcext:conditional-format>
        </calcext:conditional-formats>
      </table:table>
      <table:table table:name="VIEWS" table:style-name="ta1">
        <table:table-column table:style-name="co4" table:default-cell-style-name="ce54"/>
        <table:table-column table:style-name="co2" table:default-cell-style-name="ce56"/>
        <table:table-column table:style-name="co3" table:default-cell-style-name="ce54"/>
        <table:table-column table:style-name="co2" table:number-columns-repeated="1021" table:default-cell-style-name="ce54"/>
        <table:table-row table:style-name="ro1">
          <table:table-cell table:style-name="ce53" office:value-type="string" calcext:value-type="string">
            <text:p>Task</text:p>
          </table:table-cell>
          <table:table-cell table:style-name="ce55" table:content-validation-name="val1" office:value-type="string" calcext:value-type="string">
            <text:p>Status</text:p>
          </table:table-cell>
          <table:table-cell table:style-name="ce53" office:value-type="string" calcext:value-type="string">
            <text:p>Notes</text:p>
          </table:table-cell>
          <table:table-cell table:style-name="ce53" table:number-columns-repeated="1021"/>
        </table:table-row>
        <table:table-row table:style-name="ro1">
          <table:table-cell office:value-type="string" calcext:value-type="string">
            <text:p>RamObject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Combo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Object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tateBox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RamScheduleTabl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TimeLine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atisticsView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VIEWS.A1:VIEWS.AMJ1048576">
            <calcext:condition calcext:apply-style-name="Accent 3" calcext:value="=&quot;CHK&quot;" calcext:base-cell-address="VIEWS.A1"/>
            <calcext:condition calcext:apply-style-name="Good" calcext:value="=&quot;OK&quot;" calcext:base-cell-address="VIEWS.A1"/>
            <calcext:condition calcext:apply-style-name="Bad" calcext:value="=&quot;TODO&quot;" calcext:base-cell-address="VIEWS.A1"/>
            <calcext:condition calcext:apply-style-name="Bad" calcext:value="=&quot;WIP&quot;" calcext:base-cell-address="VIEWS.A1"/>
          </calcext:conditional-format>
        </calcext:conditional-formats>
      </table:table>
      <table:table table:name="WIDGETS" table:style-name="ta1">
        <table:table-column table:style-name="co4" table:default-cell-style-name="ce58"/>
        <table:table-column table:style-name="co2" table:default-cell-style-name="ce60"/>
        <table:table-column table:style-name="co7" table:default-cell-style-name="ce58"/>
        <table:table-column table:style-name="co2" table:number-columns-repeated="1021" table:default-cell-style-name="ce58"/>
        <table:table-row table:style-name="ro1">
          <table:table-cell table:style-name="ce57" office:value-type="string" calcext:value-type="string">
            <text:p>Task</text:p>
          </table:table-cell>
          <table:table-cell table:style-name="ce59" table:content-validation-name="val1" office:value-type="string" calcext:value-type="string">
            <text:p>Status</text:p>
          </table:table-cell>
          <table:table-cell table:style-name="ce57" office:value-type="string" calcext:value-type="string">
            <text:p>Notes</text:p>
          </table:table-cell>
          <table:table-cell table:style-name="ce57" table:number-columns-repeated="1021"/>
        </table:table-row>
        <table:table-row table:style-name="ro1">
          <table:table-cell office:value-type="string" calcext:value-type="string">
            <text:p>Object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ObjectLis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chedu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ItemTableManager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statushistory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Default" office:value-type="string" calcext:value-type="string">
            <text:p>statistics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67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WIDGETS.C1:WIDGETS.AMJ1048576 WIDGETS.A1:WIDGETS.B7 WIDGETS.A9:WIDGETS.B1048576 WIDGETS.B8:WIDGETS.B8">
            <calcext:condition calcext:apply-style-name="Accent 3" calcext:value="=&quot;CHK&quot;" calcext:base-cell-address="WIDGETS.A1"/>
            <calcext:condition calcext:apply-style-name="Good" calcext:value="=&quot;OK&quot;" calcext:base-cell-address="WIDGETS.A1"/>
            <calcext:condition calcext:apply-style-name="Bad" calcext:value="=&quot;TODO&quot;" calcext:base-cell-address="WIDGETS.A1"/>
            <calcext:condition calcext:apply-style-name="Error" calcext:value="=&quot;WIP&quot;" calcext:base-cell-address="WIDGETS.A1"/>
          </calcext:conditional-format>
        </calcext:conditional-formats>
      </table:table>
      <table:table table:name="Lists" table:style-name="ta1">
        <table:table-column table:style-name="co1" table:default-cell-style-name="ce63"/>
        <table:table-column table:style-name="co2" table:default-cell-style-name="ce65"/>
        <table:table-column table:style-name="co3" table:default-cell-style-name="ce63"/>
        <table:table-column table:style-name="co2" table:number-columns-repeated="1021" table:default-cell-style-name="ce63"/>
        <table:table-row table:style-name="ro1">
          <table:table-cell table:style-name="ce61" office:value-type="string" calcext:value-type="string">
            <text:p>Task</text:p>
          </table:table-cell>
          <table:table-cell table:style-name="ce64" table:content-validation-name="val1" office:value-type="string" calcext:value-type="string">
            <text:p>Status</text:p>
          </table:table-cell>
          <table:table-cell table:style-name="ce61" office:value-type="string" calcext:value-type="string">
            <text:p>Notes</text:p>
          </table:table-cell>
          <table:table-cell table:style-name="ce61" table:number-columns-repeated="1021"/>
        </table:table-row>
        <table:table-row table:style-name="ro1">
          <table:table-cell table:style-name="ce62" office:value-type="string" calcext:value-type="string">
            <text:p>State list</text:p>
          </table:table-cell>
          <table:table-cell table:content-validation-name="val1" office:value-type="string" calcext:value-type="string">
            <text:p>O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User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update user list and its assignlist of project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emplateSte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rojectpage : steptempl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listmanagerwidget : createmenu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load stemplatesteps in userChang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Insert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pipelinewidget templateStepRemoved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Project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TemplateAssetGroup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FileType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ApplicationEditWidget -&gt; setModel of the 3 file lis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2" office:value-type="string" calcext:value-type="string">
            <text:p>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StepEditWidget -&gt; setModel of the application lis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59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Lists.A1:Lists.AMJ1048576">
            <calcext:condition calcext:apply-style-name="Accent 3" calcext:value="=&quot;CHK&quot;" calcext:base-cell-address="Lists.A1"/>
            <calcext:condition calcext:apply-style-name="Good" calcext:value="=&quot;OK&quot;" calcext:base-cell-address="Lists.A1"/>
            <calcext:condition calcext:apply-style-name="Bad" calcext:value="=&quot;TODO&quot;" calcext:base-cell-address="Lists.A1"/>
            <calcext:condition calcext:apply-style-name="Error" calcext:value="=&quot;WIP&quot;" calcext:base-cell-address="Lists.A1"/>
          </calcext:conditional-format>
        </calcext:conditional-formats>
      </table:table>
      <table:table table:name="Objects" table:style-name="ta1">
        <table:table-column table:style-name="co1" table:default-cell-style-name="ce69"/>
        <table:table-column table:style-name="co2" table:default-cell-style-name="ce73"/>
        <table:table-column table:style-name="co2" table:number-columns-repeated="1022" table:default-cell-style-name="ce69"/>
        <table:table-row table:style-name="ro1">
          <table:table-cell table:style-name="ce66" office:value-type="string" calcext:value-type="string">
            <text:p>Task</text:p>
          </table:table-cell>
          <table:table-cell table:style-name="ce72" table:content-validation-name="val1" office:value-type="string" calcext:value-type="string">
            <text:p>Status</text:p>
          </table:table-cell>
          <table:table-cell table:style-name="ce66" office:value-type="string" calcext:value-type="string">
            <text:p>Notes</text:p>
          </table:table-cell>
          <table:table-cell table:style-name="ce66" table:number-columns-repeated="1021"/>
        </table:table-row>
        <table:table-row table:style-name="ro1">
          <table:table-cell table:style-name="ce67" office:value-type="string" calcext:value-type="string">
            <text:p>RamOb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createModel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checkData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pplication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assetsList→setModel(project 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FileTy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ip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ipeFil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cheduleCommen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cheduleEntry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equenc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ui_shotsList → setModel(project 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ate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atu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AssetGrou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TemplateStep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User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9" office:value-type="string" calcext:value-type="string">
            <text:p>Item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71" office:value-type="string" calcext:value-type="string">
            <text:p>connect project steps inserted/removed 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Ass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Sho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ManagerWidget → setModel (sho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 → ui_assetLis→setModel(assets)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67" office:value-type="string" calcext:value-type="string">
            <text:p>Projec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asse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shots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>
          <table:table-cell table:style-name="ce47" office:value-type="string" calcext:value-type="string">
            <text:p>EditWidget</text:p>
          </table:table-cell>
          <table:table-cell table:content-validation-name="val1" office:value-type="string" calcext:value-type="string">
            <text:p>CHK</text:p>
          </table:table-cell>
          <table:table-cell table:number-columns-repeated="1022"/>
        </table:table-row>
        <table:table-row table:style-name="ro1" table:number-rows-repeated="1048528">
          <table:table-cell/>
          <table:table-cell table:content-validation-name="val1"/>
          <table:table-cell table:number-columns-repeated="1022"/>
        </table:table-row>
        <table:table-row table:style-name="ro1">
          <table:table-cell/>
          <table:table-cell table:content-validation-name="val1"/>
          <table:table-cell table:number-columns-repeated="1022"/>
        </table:table-row>
        <calcext:conditional-formats>
          <calcext:conditional-format calcext:target-range-address="Objects.B35:Objects.AMJ1048576 Objects.A37:Objects.A1048576 Objects.A1:Objects.AMJ34">
            <calcext:condition calcext:apply-style-name="Accent 3" calcext:value="=&quot;CHK&quot;" calcext:base-cell-address="Objects.A1"/>
            <calcext:condition calcext:apply-style-name="Good" calcext:value="=&quot;OK&quot;" calcext:base-cell-address="Objects.A1"/>
            <calcext:condition calcext:apply-style-name="Bad" calcext:value="=&quot;TODO&quot;" calcext:base-cell-address="Objects.A1"/>
            <calcext:condition calcext:apply-style-name="Error" calcext:value="=&quot;WIP&quot;" calcext:base-cell-address="Objects.A1"/>
          </calcext:conditional-format>
        </calcext:conditional-formats>
      </table:table>
      <table:table table:name="DATA" table:style-name="ta2">
        <table:table-column table:style-name="co2" table:default-cell-style-name="Default"/>
        <table:table-row table:style-name="ro1">
          <table:table-cell office:value-type="string" calcext:value-type="string">
            <text:p>Status</text:p>
          </table:table-cell>
        </table:table-row>
        <table:table-row table:style-name="ro1">
          <table:table-cell office:value-type="string" calcext:value-type="string">
            <text:p>CHK</text:p>
          </table:table-cell>
        </table:table-row>
        <table:table-row table:style-name="ro1">
          <table:table-cell office:value-type="string" calcext:value-type="string">
            <text:p>WIP</text:p>
          </table:table-cell>
        </table:table-row>
        <table:table-row table:style-name="ro1">
          <table:table-cell office:value-type="string" calcext:value-type="string">
            <text:p>OK</text:p>
          </table:table-cell>
        </table:table-row>
        <table:table-row table:style-name="ro1">
          <table:table-cell office:value-type="string" calcext:value-type="string">
            <text:p>TODO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1">00/00/0000</text:date>, <text:time style:data-style-name="N2" text:time-value="09:50:09.866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10T14:52:10.545907045</meta:creation-date>
    <meta:generator>LibreOffice/7.3.1.3$Windows_X86_64 LibreOffice_project/a69ca51ded25f3eefd52d7bf9a5fad8c90b87951</meta:generator>
    <dc:date>2022-09-21T13:58:40.339000000</dc:date>
    <meta:editing-duration>P1DT2H27M44S</meta:editing-duration>
    <meta:editing-cycles>147</meta:editing-cycles>
    <meta:document-statistic meta:table-count="11" meta:cell-count="276" meta:object-count="0"/>
  </office:meta>
</office:document-meta>
</file>